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language="en" fo:country="US"/>
      <style:map style:condition="is-true-formula([Sheet1.$J35]&gt;COLUMN([Sheet1.E35])-3)" style:apply-style-name="Excel_5f_CondFormat_5f_1_5f_1_5f_1" style:base-cell-address="Sheet1.E35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6" office:value-type="string">
            <text:p>Excel says</text:p>
          </table:table-cell>
          <table:table-cell table:style-name="ce1"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];[.D2:.F2];1)" office:value-type="float" office:value="0">
            <text:p>#N/A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3];[.D3:.F3];1)" office:value-type="float" office:value="1">
            <text:p>1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4];[.D4:.F4];1)" office:value-type="float" office:value="1">
            <text:p>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5];[.D5:.F5];1)" office:value-type="float" office:value="1">
            <text:p>1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6];[.D6:.F6];1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7];[.D7:.F7];1)" office:value-type="float" office:value="2">
            <text:p>2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8];[.D8:.F8];1)" office:value-type="float" office:value="3">
            <text:p>3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TCH([.C9];[.D9:.F9];1)" office:value-type="float" office:value="3">
            <text:p>3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0];[.D10:.F10])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1];[.D11:.F11])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TCH([.C13];[.D13:.F13];-1)" office:value-type="float" office:value="3">
            <text:p>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MATCH([.C14];[.D14:.F14];-1)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5];[.D15:.F15];-1)" office:value-type="float" office:value="2">
            <text:p>2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6];[.D16:.F16];-1)" office:value-type="float" office:value="2">
            <text:p>2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17];[.D17:.F17];-1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8];[.D18:.F18];-1)" office:value-type="float" office:value="1">
            <text:p>1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ATCH([.C19];[.D19:.F19];-1)" office:value-type="float" office:value="1">
            <text:p>1</text:p>
          </table:table-cell>
          <table:table-cell table:number-columns-repeated="2"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0];[.D20:.F20];-1)" office:value-type="float" office:value="0">
            <text:p>#N/A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1];[.D21:.F21];-1)" office:value-type="float" office:value="1">
            <text:p>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22];[.D22:.F22];-1)" office:value-type="float" office:value="2">
            <text:p>2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!NUM:NA</text:p>
          </table:table-cell>
          <table:table-cell table:formula="oooc:=MATCH([.C24];[.D24:.F24];0)" office:value-type="float" office:value="0">
            <text:p>#N/A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1">
            <text:p>1</text:p>
          </table:table-cell>
          <table:table-cell table:formula="oooc:=MATCH([.C25];[.D25:.F25];0)" office:value-type="float" office:value="1">
            <text:p>1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6];[.D26:.F26];0)" office:value-type="float" office:value="0">
            <text:p>#N/A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27];[.D27:.F27];0)" office:value-type="float" office:value="0">
            <text:p>#N/A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28];[.D28:.F28];0)" office:value-type="float" office:value="2">
            <text:p>2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29];[.D29:.F29];0)" office:value-type="float" office:value="0">
            <text:p>#N/A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formula="oooc:=MATCH([.C30];[.D30:.F30];0)" office:value-type="float" office:value="3">
            <text:p>3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MATCH([.C31];[.D31:.F31];0)" office:value-type="float" office:value="0">
            <text:p>#N/A</text:p>
          </table:table-cell>
          <table:table-cell table:style-name="ce3" office:value-type="float" office:value="501">
            <text:p>501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string">
            <text:p>!NUM:NA</text:p>
          </table:table-cell>
          <table:table-cell table:formula="oooc:=MATCH([.C32];[.D32:.F32];0)" office:value-type="float" office:value="0">
            <text:p>#N/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formula="oooc:=MATCH([.C33];[.D33:.F33];0)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MATCH([.C34];[.D34:.F34];0)" office:value-type="float" office:value="2">
            <text:p>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INDEX([.C37:.E37];2)" office:value-type="float" office:value="0">
            <text:p>Err:50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number-columns-repeated="244"/>
        </table:table-row>
        <table:table-row table:style-name="ro2">
          <table:table-cell office:value-type="float" office:value="9">
            <text:p>9</text:p>
          </table:table-cell>
          <table:table-cell table:formula="oooc:=INDEX([.C38:.E38];2)" office:value-type="float" office:value="0">
            <text:p>Err:504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INDEX([.D40:.F40];[.C40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INDEX([.D41:.F41];[.C41])" office:value-type="float" office:value="0">
            <text:p>Err:50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INDEX([.D42:.F42];[.C42])" office:value-type="float" office:value="0">
            <text:p>#VALUE!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D43:.F43];[.C43])" office:value-type="float" office:value="0">
            <text:p>#VALUE!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INDEX([.D44:.F44];[.C44])" office:value-type="float" office:value="0">
            <text:p>Err:5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INDEX([.D46:.F46];[.C46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table:number-columns-repeated="6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INDEX([.D47:.F47];[.C47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4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9">
            <text:p>9</text:p>
          </table:table-cell>
          <table:table-cell table:formula="oooc:=INDEX([.C49:.E50];2;2)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table:formula="oooc:=INDEX([.C50:.E50];1;2)"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52:.G$53];[.C52];[.D52])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INDEX([.F$52:.G$53];[.C53];[.D53])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F$52:.G$53];[.C54];[.D54])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52:.G$53];[.C55];[.D55])" office:value-type="float" office:value="14">
            <text:p>1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C57:.D58];1;1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C58:.D58];1;1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INDEX([.F$60:.G$61];[.C60];[.D60])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4">
            <text:p>14</text:p>
          </table:table-cell>
          <table:table-cell table:formula="oooc:=INDEX([.F$61:.G$61];[.C61];[.D61])" office:value-type="float" office:value="14">
            <text:p>1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!NUM:FE</text:p>
          </table:table-cell>
          <table:table-cell table:formula="oooc:=INDEX([.E63:.G63];[.D63];[.C63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formula="oooc:#VALUE!" office:value-type="string" office:string-value="#VALUE!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INDEX([.E64:.G64];0;[.C64])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1">
            <text:p>11</text:p>
          </table:table-cell>
          <table:table-cell table:formula="oooc:=INDEX([.E65:.G65];[.D65];[.C65])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E66:.G66];[.D66];[.C66])" office:value-type="float" office:value="0">
            <text:p>Err:50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  <table:table-cell office:value-type="float" office:value="2">
            <text:p>2</text:p>
          </table:table-cell>
          <table:table-cell table:number-columns-repeated="2"/>
          <table:table-cell table:formula="oooc:#REF!" office:value-type="string" office:string-value="#REF!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!NUM:FE</text:p>
          </table:table-cell>
          <table:table-cell table:formula="oooc:=INDEX([.E$68:.E$70];[.C68];[.D68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4"/>
          <table:table-cell office:value-type="float" office:value="2">
            <text:p>2</text:p>
          </table:table-cell>
          <table:table-cell table:number-columns-repeated="2"/>
          <table:table-cell table:formula="oooc:#VALUE!" office:value-type="string" office:string-value="#VALUE!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INDEX([.E$68:.E$70];[.C69];0)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1">
            <text:p>11</text:p>
          </table:table-cell>
          <table:table-cell table:formula="oooc:=INDEX([.E$68:.E$70];[.C70];[.D70])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4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E$68:.E$70];[.C71];[.D71])" office:value-type="float" office:value="0">
            <text:p>Err:50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"/>
          <table:table-cell table:formula="oooc:#REF!" office:value-type="string" office:string-value="#REF!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!NUM:FE</text:p>
          </table:table-cell>
          <table:table-cell table:formula="oooc:=INDEX([.E$75:.F$76];[.C73];1)" office:value-type="float" office:value="0">
            <text:p>Err:504</text:p>
          </table:table-cell>
          <table:table-cell table:style-name="ce3" office:value-type="float" office:value="-1">
            <text:p>-1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table:formula="oooc:#VALUE!" office:value-type="string" office:string-value="#VALUE!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INDEX([.E$75:.F$76];[.C74];1)" office:value-type="float" office:value="0">
            <text:p>#VALUE!</text:p>
          </table:table-cell>
          <table:table-cell table:style-name="ce3" office:value-type="float" office:value="0">
            <text:p>0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table:formula="oooc:#VALUE!" office:value-type="string" office:string-value="#VALUE!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1">
            <text:p>11</text:p>
          </table:table-cell>
          <table:table-cell table:formula="oooc:=INDEX([.E$75:.F$76];[.C75];1)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INDEX([.E$75:.F$76];[.C76];1)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NDEX([.E$75:.F$76];[.C77];1)" office:value-type="float" office:value="0">
            <text:p>Err:504</text:p>
          </table:table-cell>
          <table:table-cell table:style-name="ce3" office:value-type="float" office:value="3">
            <text:p>3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table:formula="oooc:#REF!" office:value-type="string" office:string-value="#REF!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string">
            <text:p>one</text:p>
          </table:table-cell>
          <table:table-cell table:formula="oooc:=INDEX([.D79:.E79];[.C79])" office:value-type="float" office:value="0">
            <text:p>#VALUE!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ne</text:p>
          </table:table-cell>
          <table:table-cell table:style-name="ce3" office:value-type="string">
            <text:p>two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 table:number-columns-repeated="245"/>
        </table:table-row>
        <table:table-row table:style-name="ro2">
          <table:table-cell office:value-type="string">
            <text:p>two</text:p>
          </table:table-cell>
          <table:table-cell table:formula="oooc:=INDEX([.D80:.E80];[.C80])" office:value-type="float" office:value="0">
            <text:p>Err:50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one</text:p>
          </table:table-cell>
          <table:table-cell table:style-name="ce3" office:value-type="string">
            <text:p>two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2">
            <text:p>12</text:p>
          </table:table-cell>
          <table:table-cell table:formula="oooc:=LOOKUP([.C82];[.D82:.F82];[.G82:.I82])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formula="oooc:=LOOKUP([.C83];[.D83:.F83];[.G83:.I83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LOOKUP([.C84];[.D84:.F84];[.G84:.I84])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LOOKUP([.C85];[.D85:.F85];[.G85:.I85])" office:value-type="float" office:value="0">
            <text:p>#N/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11">
            <text:p>11</text:p>
          </table:table-cell>
          <table:table-cell table:formula="oooc:=LOOKUP([.C87];[.D$87:.D$89];[.E$87:.E$89])" office:value-type="float" office:value="11">
            <text:p>1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 table:number-columns-repeated="245"/>
        </table:table-row>
        <table:table-row table:style-name="ro2">
          <table:table-cell office:value-type="float" office:value="12">
            <text:p>12</text:p>
          </table:table-cell>
          <table:table-cell table:formula="oooc:=LOOKUP([.C88];[.D$87:.D$89];[.E$87:.E$89])" office:value-type="float" office:value="12">
            <text:p>1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">
            <text:p>12</text:p>
          </table:table-cell>
          <table:table-cell table:formula="oooc:=LOOKUP([.C89];[.D$87:.D$89];[.E$87:.E$89])" office:value-type="float" office:value="12">
            <text:p>1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LOOKUP([.C90];[.D$87:.D$89];[.E$87:.E$89])" office:value-type="float" office:value="0">
            <text:p>#N/A</text:p>
          </table:table-cell>
          <table:table-cell table:style-name="ce3" office:value-type="float" office:value="9">
            <text:p>9</text:p>
          </table:table-cell>
          <table:table-cell table:style-name="ce3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LOOKUP([.C92];[.D$92:.G$94])" office:value-type="float" office:value="24">
            <text:p>24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 table:number-columns-repeated="245"/>
        </table:table-row>
        <table:table-row table:style-name="ro2">
          <table:table-cell office:value-type="float" office:value="23">
            <text:p>23</text:p>
          </table:table-cell>
          <table:table-cell table:formula="oooc:=LOOKUP([.C93];[.D$92:.G$94])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94];[.D$92:.G$94])" office:value-type="float" office:value="24">
            <text:p>24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96];[.D$96:.F$98])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97];[.D$96:.F$98])" office:value-type="float" office:value="22">
            <text:p>2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98];[.D$96:.F$98])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1">
            <text:p>21</text:p>
          </table:table-cell>
          <table:table-cell table:formula="oooc:=LOOKUP([.C100];[.D$100:.F$103])" office:value-type="float" office:value="21">
            <text:p>21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 table:number-columns-repeated="245"/>
        </table:table-row>
        <table:table-row table:style-name="ro2">
          <table:table-cell office:value-type="float" office:value="22">
            <text:p>22</text:p>
          </table:table-cell>
          <table:table-cell table:formula="oooc:=LOOKUP([.C101];[.D$100:.F$103])" office:value-type="float" office:value="22">
            <text:p>22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2">
            <text:p>22</text:p>
          </table:table-cell>
          <table:table-cell table:formula="oooc:=LOOKUP([.C102];[.D$100:.F$103])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LOOKUP([.C103];[.D$100:.F$103]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2">
          <table:table-cell office:value-type="float" office:value="22">
            <text:p>22</text:p>
          </table:table-cell>
          <table:table-cell table:formula="oooc:=HLOOKUP([.C105];[.D$105:.G$107];3)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40">
            <text:p>40</text:p>
          </table:table-cell>
          <table:table-cell table:style-name="ce3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HLOOKUP([.C106];[.D$105:.G$107];3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107];[.D$105:.G$107];3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HLOOKUP([.C108];[.D$105:.G$107];[.D108])" office:value-type="float" office:value="20">
            <text:p>2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HLOOKUP([.C109];[.D$105:.G$107];[.D109])" office:value-type="float" office:value="13">
            <text:p>1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HLOOKUP([.C110];[.D$105:.G$107];[.D110]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HLOOKUP([.C111];[.D$105:.G$107];[.D111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HLOOKUP([.C112];[.D$105:.G$107];[.D112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22">
            <text:p>22</text:p>
          </table:table-cell>
          <table:table-cell table:formula="oooc:=VLOOKUP([.C114];[.D$114:.F$116];3)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1">
            <text:p>21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formula="oooc:=VLOOKUP([.C115];[.D$114:.F$116];3)" office:value-type="float" office:value="23">
            <text:p>2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16];[.D$114:.F$116];3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VLOOKUP([.C117];[.D$114:.F$116];[.D117])" office:value-type="float" office:value="20">
            <text:p>20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">
            <text:p>1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3">
            <text:p>13</text:p>
          </table:table-cell>
          <table:table-cell table:formula="oooc:=VLOOKUP([.C118];[.D$114:.F$116];[.D118])" office:value-type="float" office:value="13">
            <text:p>13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3">
            <text:p>23</text:p>
          </table:table-cell>
          <table:table-cell table:formula="oooc:=VLOOKUP([.C119];[.D$114:.F$116];[.D119])" office:value-type="float" office:value="23">
            <text:p>2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LOOKUP([.C120];[.D$114:.F$116];[.D120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LOOKUP([.C121];[.D$114:.F$116];[.D121])" office:value-type="float" office:value="0">
            <text:p>Err:502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2"/>
          <table:table-cell office:value-type="string">
            <text:p>#REF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table:formula="oooc:=CHOOSE([.C123];[.D123];[.E123];[.F123])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number-columns-repeated="244"/>
        </table:table-row>
        <table:table-row table:style-name="ro2">
          <table:table-cell office:value-type="float" office:value="22">
            <text:p>22</text:p>
          </table:table-cell>
          <table:table-cell table:formula="oooc:=CHOOSE([.C124];[.D124];[.E124];[.F124])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3">
            <text:p>33</text:p>
          </table:table-cell>
          <table:table-cell table:formula="oooc:=CHOOSE([.C125];[.D125];[.E125];[.F125])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CHOOSE([.C126];[.D126];[.E126];[.F126])" office:value-type="float" office:value="0">
            <text:p>Err:50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CHOOSE([.C127];[.D127];[.E127];[.F127])" office:value-type="float" office:value="0">
            <text:p>Err:5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table:formula="oooc:=CHOOSE([.C128];[.D128];[.E128];[.F128])" office:value-type="float" office:value="12">
            <text:p>12</text:p>
          </table:table-cell>
          <table:table-cell table:style-name="ce3" office:value-type="float" office:value="2.99">
            <text:p>2,99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 table:number-rows-repeated="29">
          <table:table-cell table:number-columns-repeated="2"/>
          <table:table-cell table:style-name="ce3" table:number-columns-repeated="7"/>
          <table:table-cell table:number-columns-repeated="247"/>
        </table:table-row>
        <table:table-row table:style-name="ro3" table:number-rows-repeated="22">
          <table:table-cell table:number-columns-repeated="2"/>
          <table:table-cell table:style-name="ce3" table:number-columns-repeated="2"/>
          <table:table-cell table:number-columns-repeated="252"/>
        </table:table-row>
        <table:table-row table:style-name="ro3" table:number-rows-repeated="6535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62P0" style:volatile="true">
      <number:text>$</number:text>
      <number:number number:decimal-places="0" number:min-integer-digits="1" number:grouping="true"/>
      <number:text> </number:text>
    </number:number-style>
    <number:number-style style:name="N162">
      <number:text>(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  <number:text> </number:text>
    </number:number-style>
    <number:number-style style:name="N165">
      <number:text>($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 </number:text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number:min-integer-digits="1" number:grouping="true"/>
      <number:text> </number:text>
    </number:number-style>
    <number:number-style style:name="N172P1" style:volatile="true">
      <number:text> $(</number:text>
      <number:number number:decimal-places="0" number:min-integer-digits="1" number:grouping="true"/>
      <number:text>)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SFr. </number:text>
      <number:number number:decimal-places="0" number:min-integer-digits="1" number:grouping="true"/>
    </number:number-style>
    <number:number-style style:name="N179">
      <number:text>SFr. 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SFr. </number:text>
      <number:number number:decimal-places="0" number:min-integer-digits="1" number:grouping="true"/>
    </number:number-style>
    <number:number-style style:name="N180">
      <style:text-properties fo:color="#ff0000"/>
      <number:text>SFr. 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SFr. </number:text>
      <number:number number:decimal-places="2" number:min-integer-digits="1" number:grouping="true"/>
    </number:number-style>
    <number:number-style style:name="N181">
      <number:text>SFr. -</number:text>
      <number:number number:decimal-places="2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2" number:min-integer-digits="1" number:grouping="true"/>
    </number:number-style>
    <number:number-style style:name="N182">
      <style:text-properties fo:color="#ff0000"/>
      <number:text>SFr. -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 -</number:text>
      <number:number number:decimal-places="0" number:min-integer-digits="1" number:grouping="true"/>
      <number:text> </number:text>
    </number:number-style>
    <number:number-style style:name="N183P2" style:volatile="true">
      <number:text> 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SFr. </number:text>
      <number:number number:decimal-places="0" number:min-integer-digits="1" number:grouping="true"/>
      <number:text> </number:text>
    </number:number-style>
    <number:number-style style:name="N184P1" style:volatile="true">
      <number:text> SFr. -</number:text>
      <number:number number:decimal-places="0" number:min-integer-digits="1" number:grouping="true"/>
      <number:text> </number:text>
    </number:number-style>
    <number:number-style style:name="N184P2" style:volatile="true">
      <number:text> SFr. 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2" number:min-integer-digits="1" number:grouping="true"/>
      <number:text> </number:text>
    </number:number-style>
    <number:number-style style:name="N185P1" style:volatile="true">
      <number:text> -</number:text>
      <number:number number:decimal-places="2" number:min-integer-digits="1" number:grouping="true"/>
      <number:text> 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SFr. </number:text>
      <number:number number:decimal-places="2" number:min-integer-digits="1" number:grouping="true"/>
      <number:text> </number:text>
    </number:number-style>
    <number:number-style style:name="N186P1" style:volatile="true">
      <number:text> SFr. -</number:text>
      <number:number number:decimal-places="2" number:min-integer-digits="1" number:grouping="true"/>
      <number:text> </number:text>
    </number:number-style>
    <number:number-style style:name="N186P2" style:volatile="true">
      <number:text> SFr.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scientific-number number:decimal-places="1" number:min-integer-digits="3" number:min-exponent-digits="1"/>
    </number:number-style>
    <number:number-style style:name="N188P0" style:volatile="true">
      <number:text>$</number:text>
      <number:number number:decimal-places="0" number:min-integer-digits="1" number:grouping="true"/>
      <number:text> </number:text>
    </number:number-style>
    <number:number-style style:name="N188">
      <number:text>(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number:min-integer-digits="1" number:grouping="true"/>
      <number:text> </number:text>
    </number:number-style>
    <number:number-style style:name="N190">
      <number:text>(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2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 $</number:text>
      <number:number number:decimal-places="0" number:min-integer-digits="1" number:grouping="true"/>
      <number:text> </number:text>
    </number:number-style>
    <number:number-style style:name="N192P1" style:volatile="true">
      <number:text> $(</number:text>
      <number:number number:decimal-places="0" number:min-integer-digits="1" number:grouping="true"/>
      <number:text>)</number:text>
    </number:number-style>
    <number:number-style style:name="N192P2" style:volatile="true">
      <number:text> $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0" number:min-integer-digits="1" number:grouping="true"/>
      <number:text> </number:text>
    </number:number-style>
    <number:number-style style:name="N193P1" style:volatile="true">
      <number:text> (</number:text>
      <number:number number: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2" number:min-integer-digits="1" number:grouping="true"/>
      <number:text> </number:text>
    </number:number-style>
    <number:number-style style:name="N195P1" style:volatile="true">
      <number:text> (</number:text>
      <number:number number:decimal-places="2" number:min-integer-digits="1" number:grouping="true"/>
      <number:text>)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</number:text>
      <number:number number:decimal-places="4" number:min-integer-digits="1" number:grouping="true"/>
      <number:text> </number:text>
    </number:number-style>
    <number:number-style style:name="N197P1" style:volatile="true">
      <number:text> -</number:text>
      <number:number number:decimal-places="4" number:min-integer-digits="1" number:grouping="true"/>
      <number:text> </number:text>
    </number:number-style>
    <number:number-style style:name="N197P2" style:volatile="true">
      <number:text> -</number:text>
      <number:number number: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</number:text>
      <number:number number:decimal-places="5" number:min-integer-digits="1" number:grouping="true"/>
      <number:text> </number:text>
    </number:number-style>
    <number:number-style style:name="N198P1" style:volatile="true">
      <number:text> -</number:text>
      <number:number number:decimal-places="5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number number:decimal-places="6" number:min-integer-digits="1" number:grouping="true"/>
      <number:text> </number:text>
    </number:number-style>
    <number:number-style style:name="N199P1" style:volatile="true">
      <number:text> -</number:text>
      <number:number number:decimal-places="6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</number:text>
      <number:number number:decimal-places="1" number:min-integer-digits="1" number:grouping="true"/>
      <number:text> </number:text>
    </number:number-style>
    <number:number-style style:name="N200P1" style:volatile="true">
      <number:text> -</number:text>
      <number:number number:decimal-places="1" number:min-integer-digits="1" number:grouping="true"/>
      <number:text> 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</number:text>
      <number:number number:decimal-places="0" number:min-integer-digits="1" number:grouping="true"/>
      <number:text> </number:text>
    </number:number-style>
    <number:number-style style:name="N201P1" style:volatile="true">
      <number:text> -</number:text>
      <number:number number:decimal-places="0" number:min-integer-digits="1" number:grouping="true"/>
      <number:text> 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6">26.05.2008</text:date>, <text:time>12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26T12:05:36</dc:date>
    <meta:editing-cycles>3</meta:editing-cycles>
    <meta:editing-duration>PT1H52M15S</meta:editing-duration>
    <meta:user-defined meta:name="Info 1"/>
    <meta:user-defined meta:name="Info 2"/>
    <meta:user-defined meta:name="Info 3"/>
    <meta:user-defined meta:name="Info 4"/>
    <meta:document-statistic meta:table-count="1" meta:cell-count="749"/>
  </office:meta>
</office:document-meta>
</file>